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657.21pt"/>
    </style:style>
    <style:style style:name="co5" style:family="table-column">
      <style:table-column-properties fo:break-before="auto" style:column-width="353.96pt"/>
    </style:style>
    <style:style style:name="co6" style:family="table-column">
      <style:table-column-properties fo:break-before="auto" style:column-width="520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8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B5]))); AND(ISNUMBER([.B5]); LEFT(CELL(&quot;format&quot;; [.B5]))=&quot;D&quot;)),0)" table:allow-empty-cell="true" table:base-cell-address="Sheet1.B5"/>
        <table:content-validation table:name="val2" table:condition="of:cell-content-is-in-list(&quot;Software&quot;;&quot;hardware&quot;;&quot;soft+hard&quot;;&quot;organization&quot;)" table:allow-empty-cell="true" table:display-list="unsorted" table:base-cell-address="Sheet1.C5"/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4" office:value-type="string" calcext:value-type="string">
            <text:p>Project Tracker: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spect of the Project</text:p>
          </table:table-cell>
          <table:table-cell table:style-name="ce5" office:value-type="string" calcext:value-type="string">
            <text:p>Approx. time spent</text:p>
          </table:table-cell>
          <table:table-cell table:style-name="ce5" office:value-type="string" calcext:value-type="string">
            <text:p>What was accomplished</text:p>
          </table:table-cell>
          <table:table-cell table:style-name="ce5" office:value-type="string" calcext:value-type="string">
            <text:p>What needs to be done</text:p>
          </table:table-cell>
          <table:table-cell table:style-name="ce5" office:value-type="string" calcext:value-type="string">
            <text:p>Info learned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6" calcext:value-type="date">
            <text:p>2020-05-06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20 min</text:p>
          </table:table-cell>
          <table:table-cell table:style-name="ce9" office:value-type="string" calcext:value-type="string">
            <text:p>I found some images of the project prior to its current state.</text:p>
          </table:table-cell>
          <table:table-cell table:style-name="ce9" office:value-type="string" calcext:value-type="string">
            <text:p>The delivery of 2N2222s needs to come (on Monday)</text:p>
          </table:table-cell>
          <table:table-cell table:style-name="ce9" office:value-type="string" calcext:value-type="string">
            <text:p>I am not very well organized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6" calcext:value-type="date">
            <text:p>2020-05-06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5 min</text:p>
          </table:table-cell>
          <table:table-cell table:style-name="ce9" office:value-type="string" calcext:value-type="string">
            <text:p>I made the software slightly better by adding comments and adding a histogram feature.</text:p>
          </table:table-cell>
          <table:table-cell table:style-name="ce9" office:value-type="string" calcext:value-type="string">
            <text:p>The delivery of 2N2222s needs to come (on Monday)</text:p>
          </table:table-cell>
          <table:table-cell table:style-name="ce9" office:value-type="string" calcext:value-type="string">
            <text:p>How to change MatPlotLib themes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7" calcext:value-type="date">
            <text:p>2020-05-07</text:p>
          </table:table-cell>
          <table:table-cell table:style-name="ce9" table:content-validation-name="val2" office:value-type="string" calcext:value-type="string">
            <text:p>hardware</text:p>
          </table:table-cell>
          <table:table-cell table:style-name="ce9" office:value-type="string" calcext:value-type="string">
            <text:p>45 min</text:p>
          </table:table-cell>
          <table:table-cell table:style-name="ce9" office:value-type="string" calcext:value-type="string">
            <text:p>I optimized the design of the PWM averager circuit (Speaker Driver Rev. #2) with LTSpice</text:p>
          </table:table-cell>
          <table:table-cell table:style-name="ce9" office:value-type="string" calcext:value-type="string">
            <text:p>ditto</text:p>
          </table:table-cell>
          <table:table-cell table:style-name="ce9" office:value-type="string" calcext:value-type="string">
            <text:p>The mobile app I used as a substitute for LTSpice was no match to LTSpice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7" calcext:value-type="date">
            <text:p>2020-05-07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3 hrs</text:p>
          </table:table-cell>
          <table:table-cell table:style-name="ce9" office:value-type="string" calcext:value-type="string">
            <text:p>I located previous sources that I used when learning information before &amp; learned APA &amp; wrote intro</text:p>
          </table:table-cell>
          <table:table-cell table:style-name="ce9" office:value-type="string" calcext:value-type="string">
            <text:p>''</text:p>
          </table:table-cell>
          <table:table-cell table:style-name="ce9" office:value-type="string" calcext:value-type="string">
            <text:p>APA format and IMRaD format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8" calcext:value-type="date">
            <text:p>2020-05-08</text:p>
          </table:table-cell>
          <table:table-cell table:style-name="ce9" table:content-validation-name="val2" office:value-type="string" calcext:value-type="string">
            <text:p>hardware</text:p>
          </table:table-cell>
          <table:table-cell table:style-name="ce9" office:value-type="string" calcext:value-type="string">
            <text:p>10 min</text:p>
          </table:table-cell>
          <table:table-cell table:style-name="ce9" office:value-type="string" calcext:value-type="string">
            <text:p>I attatched the apparantly high impedance control line from the power supply to an i/o on the arduino</text:p>
          </table:table-cell>
          <table:table-cell table:style-name="ce9" office:value-type="string" calcext:value-type="string">
            <text:p>'' &amp; GUI for the software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8" calcext:value-type="date">
            <text:p>2020-05-08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2 hrs</text:p>
          </table:table-cell>
          <table:table-cell table:style-name="ce9" office:value-type="string" calcext:value-type="string">
            <text:p>I designed a GUI in QT Designer for my software.</text:p>
          </table:table-cell>
          <table:table-cell table:style-name="ce8"/>
          <table:table-cell table:style-name="ce9" office:value-type="string" calcext:value-type="string">
            <text:p>GridLayouts in PyQt are much better than the equivalent of a poor constraint layout!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8" calcext:value-type="date">
            <text:p>2020-05-08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2 hrs</text:p>
          </table:table-cell>
          <table:table-cell table:style-name="ce9" office:value-type="string" calcext:value-type="string">
            <text:p>I worked on re-writing my original code to use this GUI.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09" calcext:value-type="date">
            <text:p>2020-05-09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4-5 hrs</text:p>
          </table:table-cell>
          <table:table-cell table:style-name="ce9" office:value-type="string" calcext:value-type="string">
            <text:p>I worked on re-writing the software for the GUI (mostly the scanning feature)</text:p>
          </table:table-cell>
          <table:table-cell table:style-name="ce8"/>
          <table:table-cell table:style-name="ce9" office:value-type="string" calcext:value-type="string">
            <text:p>Threading w/ PyQt requires signals. (QObjects cannot be accessed from another thread.)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0" calcext:value-type="date">
            <text:p>2020-05-10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4-6 hrs</text:p>
          </table:table-cell>
          <table:table-cell table:style-name="ce9" office:value-type="string" calcext:value-type="string">
            <text:p>Worked on software... Finished scanning, wrote output code, a few other improvements</text:p>
          </table:table-cell>
          <table:table-cell table:style-name="ce8"/>
          <table:table-cell table:style-name="ce9" office:value-type="string" calcext:value-type="string">
            <text:p>Matplotlib inside PyQt4 widgets / QDockWidgets are a pain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0" calcext:value-type="date">
            <text:p>2020-05-10</text:p>
          </table:table-cell>
          <table:table-cell table:style-name="ce9" table:content-validation-name="val2" office:value-type="string" calcext:value-type="string">
            <text:p>hardware</text:p>
          </table:table-cell>
          <table:table-cell table:style-name="ce9" office:value-type="string" calcext:value-type="string">
            <text:p>2 hrs</text:p>
          </table:table-cell>
          <table:table-cell table:style-name="ce9" office:value-type="string" calcext:value-type="string">
            <text:p>Drew a scematic for the laser driver (couldn't find the original), noticed some GNDing issues &amp; fixed</text:p>
          </table:table-cell>
          <table:table-cell table:style-name="ce9" office:value-type="string" calcext:value-type="string">
            <text:p>PWM averaging circuit!</text:p>
          </table:table-cell>
          <table:table-cell table:style-name="ce9" office:value-type="string" calcext:value-type="string">
            <text:p>PSU control line pushes the limit of what an Arduino's i/os can handle... Though Arduino Nano's are tough!!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1" calcext:value-type="date">
            <text:p>2020-05-11</text:p>
          </table:table-cell>
          <table:table-cell table:style-name="ce9" table:content-validation-name="val2" office:value-type="string" calcext:value-type="string">
            <text:p>hardware</text:p>
          </table:table-cell>
          <table:table-cell table:style-name="ce9" office:value-type="string" calcext:value-type="string">
            <text:p>3+ hrs</text:p>
          </table:table-cell>
          <table:table-cell table:style-name="ce9" office:value-type="string" calcext:value-type="string">
            <text:p>Tested the laser driver after a few improvements yesterday, Made PWM averager &amp; tested it</text:p>
          </table:table-cell>
          <table:table-cell table:style-name="ce9"/>
          <table:table-cell table:style-name="ce9" office:value-type="string" calcext:value-type="string">
            <text:p>The smell that the power supply makes when something is shorted and something inside is burning. Fun. Also the smell of burning whatever is in modern 1K POTs! &amp; the need for differential voltage probes, which I don't have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1" calcext:value-type="date">
            <text:p>2020-05-11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1.5 hrs</text:p>
          </table:table-cell>
          <table:table-cell table:style-name="ce9" office:value-type="string" calcext:value-type="string">
            <text:p>Finished up the software-- for now</text:p>
          </table:table-cell>
          <table:table-cell table:style-name="ce9" office:value-type="string" calcext:value-type="string">
            <text:p>Fix the lens smoother arduino code-- maybe have that on the LSM class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2" calcext:value-type="date">
            <text:p>2020-05-12</text:p>
          </table:table-cell>
          <table:table-cell table:style-name="ce9" table:content-validation-name="val2" office:value-type="string" calcext:value-type="string">
            <text:p>hardware</text:p>
          </table:table-cell>
          <table:table-cell table:style-name="ce9" office:value-type="string" calcext:value-type="string">
            <text:p>2 hrs</text:p>
          </table:table-cell>
          <table:table-cell table:style-name="ce9" office:value-type="string" calcext:value-type="string">
            <text:p>Put PWM averager on perfboard, soldered it in/installed it, and tested it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3" calcext:value-type="date">
            <text:p>2020-05-13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15 min</text:p>
          </table:table-cell>
          <table:table-cell table:style-name="ce9" office:value-type="string" calcext:value-type="string">
            <text:p>Tried scanning, didn't work that great</text:p>
          </table:table-cell>
          <table:table-cell table:style-name="ce9" office:value-type="string" calcext:value-type="string">
            <text:p>Investigate the streaks that go through the scan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4" calcext:value-type="date">
            <text:p>2020-05-14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2 hrs</text:p>
          </table:table-cell>
          <table:table-cell table:style-name="ce9" office:value-type="string" calcext:value-type="string">
            <text:p>I beefed up the power wires (too resistive for the current) and I made the intensity readings more accurate (in the code)</text:p>
          </table:table-cell>
          <table:table-cell table:style-name="ce8"/>
          <table:table-cell table:style-name="ce9" office:value-type="string" calcext:value-type="string">
            <text:p>Although CAT-5 cable handles current better than I would have thought, yeah, it cannot do 500+mA (need ~1500mA)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6" calcext:value-type="date">
            <text:p>2020-05-16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~3 hrs</text:p>
          </table:table-cell>
          <table:table-cell table:style-name="ce9" office:value-type="string" calcext:value-type="string">
            <text:p>I finally got it to work!!!!!!!!!!!!! <text:s text:c="6"/>There were some software and hardware problems, I added a POT across the cap in the PWM averager.</text:p>
          </table:table-cell>
          <table:table-cell table:style-name="ce8"/>
          <table:table-cell table:style-name="ce9" office:value-type="string" calcext:value-type="string">
            <text:p>The streaks through the scan were not a result of inconsistent hardware, but of improper image formatting!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7" calcext:value-type="date">
            <text:p>2020-05-17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~2 hrs</text:p>
          </table:table-cell>
          <table:table-cell table:style-name="ce9" office:value-type="string" calcext:value-type="string">
            <text:p>Worked on correction for the nonlinearity of the speaker's movement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8" calcext:value-type="date">
            <text:p>2020-05-18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~1.25 hrs</text:p>
          </table:table-cell>
          <table:table-cell table:style-name="ce9" office:value-type="string" calcext:value-type="string">
            <text:p>Did further testing, soldered in the trim pot for the PWM averager, etc.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19" calcext:value-type="date">
            <text:p>2020-05-19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~2-3 hrs</text:p>
          </table:table-cell>
          <table:table-cell table:style-name="ce9" office:value-type="string" calcext:value-type="string">
            <text:p>Added software support for scans with multiple focal planes, replaced springy wire that held the specimen w/ the stage from an old microscope</text:p>
          </table:table-cell>
          <table:table-cell table:style-name="ce8"/>
          <table:table-cell table:style-name="ce9" office:value-type="string" calcext:value-type="string">
            <text:p>I need a real microscope stage... The slippery plastic lens thing on the front of the optical sensor is inadequate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0" calcext:value-type="date">
            <text:p>2020-05-20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3 hrs</text:p>
          </table:table-cell>
          <table:table-cell table:style-name="ce9" office:value-type="string" calcext:value-type="string">
            <text:p>I created a stage (modified from an old optical microscope) and added some bells and whistles in the software</text:p>
          </table:table-cell>
          <table:table-cell table:style-name="ce8"/>
          <table:table-cell table:style-name="ce9" office:value-type="string" calcext:value-type="string">
            <text:p>There's a GNOME tool for making .desktops, 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1" calcext:value-type="date">
            <text:p>2020-05-21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30 min</text:p>
          </table:table-cell>
          <table:table-cell table:style-name="ce9" office:value-type="string" calcext:value-type="string">
            <text:p>Added the option to lay scan frames on top of each other with alpha values, and tired scanning some more.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2" calcext:value-type="date">
            <text:p>2020-05-22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30 min</text:p>
          </table:table-cell>
          <table:table-cell table:style-name="ce9" office:value-type="string" calcext:value-type="string">
            <text:p>Did more testing. I ned stage clips!</text:p>
          </table:table-cell>
          <table:table-cell table:style-name="ce9" office:value-type="string" calcext:value-type="string">
            <text:p>Stage clips</text:p>
          </table:table-cell>
          <table:table-cell table:style-name="ce9" office:value-type="string" calcext:value-type="string">
            <text:p>Stage clips actually <text:span text:style-name="T1">do</text:span> serve a purpose in microscopes</text:p>
          </table:table-cell>
          <table:table-cell table:number-columns-repeated="1017"/>
        </table:table-row>
        <table:table-row table:style-name="ro1">
          <table:table-cell/>
          <table:table-cell table:style-name="ce7" table:content-validation-name="val1" office:value-type="date" office:date-value="2020-05-23" calcext:value-type="date">
            <text:p>5/23/2020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2-3 hrs</text:p>
          </table:table-cell>
          <table:table-cell table:style-name="ce9" office:value-type="string" calcext:value-type="string">
            <text:p>fixed scanning issue... tried running more scans</text:p>
          </table:table-cell>
          <table:table-cell table:style-name="ce8"/>
          <table:table-cell table:style-name="ce9" office:value-type="string" calcext:value-type="string">
            <text:p>how to copy a list in Python (index=:) / you need to in order to append it to another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4" calcext:value-type="date">
            <text:p>2020-05-24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4-5 hrs</text:p>
          </table:table-cell>
          <table:table-cell table:style-name="ce9" office:value-type="string" calcext:value-type="string">
            <text:p>Fixed image indexing issue... Higher -res scan of plant lice. <text:s/>re-wrote scanning code to use threading, faster&amp; better </text:p>
          </table:table-cell>
          <table:table-cell table:style-name="ce9" office:value-type="string" calcext:value-type="string">
            <text:p>long scan left overnight. will check it tomorrow!</text:p>
          </table:table-cell>
          <table:table-cell table:style-name="ce9" office:value-type="string" calcext:value-type="string">
            <text:p>Python threading, matplotlib likes numpy arrays better than lists of floats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3" calcext:value-type="date">
            <text:p>2020-05-23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2-3 hrs</text:p>
          </table:table-cell>
          <table:table-cell table:style-name="ce9" office:value-type="string" calcext:value-type="string">
            <text:p>Did more testing, tried higher wait times between pixels, experimented with focus</text:p>
          </table:table-cell>
          <table:table-cell table:style-name="ce9" office:value-type="string" calcext:value-type="string">
            <text:p>More testing. Last night's scan went poorly because of bad focus and more.</text:p>
          </table:table-cell>
          <table:table-cell table:style-name="ce9" office:value-type="string" calcext:value-type="string">
            <text:p>Focus is not to be ignored (although it's easy to ignore).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6" calcext:value-type="date">
            <text:p>2020-05-26</text:p>
          </table:table-cell>
          <table:table-cell table:style-name="ce9" table:content-validation-name="val2" office:value-type="string" calcext:value-type="string">
            <text:p>Software</text:p>
          </table:table-cell>
          <table:table-cell table:style-name="ce9" office:value-type="string" calcext:value-type="string">
            <text:p>2-3 hrs</text:p>
          </table:table-cell>
          <table:table-cell table:style-name="ce9" office:value-type="string" calcext:value-type="string">
            <text:p>Realized that I needed better image processing for the intensity detection, so I concocted a better function for that... Still needs work</text:p>
          </table:table-cell>
          <table:table-cell table:style-name="ce9" office:value-type="string" calcext:value-type="string">
            <text:p>More work on detector function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7" calcext:value-type="date">
            <text:p>2020-05-27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6 hrs</text:p>
          </table:table-cell>
          <table:table-cell table:style-name="ce9" office:value-type="string" calcext:value-type="string">
            <text:p>I made the intensity measurements less prone to error due to reflections by using a Gaussian blur on the image. Then the X-axis broke. After a while spent trying to think of better ways to actuate the X-axis, I settled upon using a microservo, which I built and then decided to fix the original because using a microservo would cut my resolution by 4-5x.</text:p>
          </table:table-cell>
          <table:table-cell table:style-name="ce8"/>
          <table:table-cell table:style-name="ce9" office:value-type="string" calcext:value-type="string">
            <text:p>Using blurs and filters in OpenCV, finding brightest/dimmest spot in an image with OpenCV, and more (including that I shouldn't touch the X-axis speaker)!</text:p>
          </table:table-cell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8" calcext:value-type="date">
            <text:p>2020-05-28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~3 hrs</text:p>
          </table:table-cell>
          <table:table-cell table:style-name="ce9" office:value-type="string" calcext:value-type="string">
            <text:p>I beefed up the mechanical connection of the speaker for the X-axis... Almost ready to do some final scans, I hope!!!!</text:p>
          </table:table-cell>
          <table:table-cell table:style-name="ce9" office:value-type="string" calcext:value-type="string">
            <text:p>More testing/final scans for the project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30" calcext:value-type="date">
            <text:p>2020-05-30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10 min</text:p>
          </table:table-cell>
          <table:table-cell table:style-name="ce9" office:value-type="string" calcext:value-type="string">
            <text:p>Did more scan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6-01" calcext:value-type="date">
            <text:p>2020-06-01</text:p>
          </table:table-cell>
          <table:table-cell table:style-name="ce9" table:content-validation-name="val2" office:value-type="string" calcext:value-type="string">
            <text:p>soft+hard</text:p>
          </table:table-cell>
          <table:table-cell table:style-name="ce9" office:value-type="string" calcext:value-type="string">
            <text:p>1 hr</text:p>
          </table:table-cell>
          <table:table-cell table:style-name="ce9" office:value-type="string" calcext:value-type="string">
            <text:p>Scans, X-axis fiddling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6-02" calcext:value-type="date">
            <text:p>2020-06-02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30 min</text:p>
          </table:table-cell>
          <table:table-cell table:style-name="ce9" office:value-type="string" calcext:value-type="string">
            <text:p>Picture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5-28" calcext:value-type="date">
            <text:p>2020-05-28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45 min</text:p>
          </table:table-cell>
          <table:table-cell table:style-name="ce9" office:value-type="string" calcext:value-type="string">
            <text:p>Added more pictures, worked on Glossary, References, Results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6-04" calcext:value-type="date">
            <text:p>2020-06-04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2-3 hrs</text:p>
          </table:table-cell>
          <table:table-cell table:style-name="ce9" office:value-type="string" calcext:value-type="string">
            <text:p>ADded more pictures, in-text citations are done, made a video demonstrating the microscope, and did some basic editing</text:p>
          </table:table-cell>
          <table:table-cell table:style-name="ce9" office:value-type="string" calcext:value-type="string">
            <text:p>I pretty much just need to finish editing the paper, and then I will be done!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6-07" calcext:value-type="date">
            <text:p>2020-06-07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10 min</text:p>
          </table:table-cell>
          <table:table-cell table:style-name="ce9" office:value-type="string" calcext:value-type="string">
            <text:p>Finished up the glossary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/>
          <table:table-cell table:style-name="ce6" table:content-validation-name="val1" office:value-type="date" office:date-value="2020-06-08" calcext:value-type="date">
            <text:p>2020-06-08</text:p>
          </table:table-cell>
          <table:table-cell table:style-name="ce9" table:content-validation-name="val2" office:value-type="string" calcext:value-type="string">
            <text:p>organization</text:p>
          </table:table-cell>
          <table:table-cell table:style-name="ce9" office:value-type="string" calcext:value-type="string">
            <text:p>2-3 hrs</text:p>
          </table:table-cell>
          <table:table-cell table:style-name="ce8" table:number-columns-repeated="3"/>
          <table:table-cell table:number-columns-repeated="1017"/>
        </table:table-row>
        <table:table-row table:style-name="ro1" table:number-rows-repeated="15">
          <table:table-cell/>
          <table:table-cell table:style-name="ce8" table:content-validation-name="val1"/>
          <table:table-cell table:style-name="ce8" table:content-validation-name="val2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4.17*np.exp(0.016*%i)</text:p>
          </table:table-cell>
          <table:table-cell table:style-name="ce3" office:value-type="string" calcext:value-type="string">
            <text:p>-87.5+62.3*ln()</text:p>
          </table:table-cell>
          <table:table-cell table:number-columns-repeated="1021"/>
        </table:table-row>
        <table:table-row table:style-name="ro2">
          <table:table-cell table:number-columns-repeated="3"/>
          <table:table-cell>
            <draw:frame table:end-cell-address="Sheet1.E75" table:end-x="437.73pt" table:end-y="5.22pt" draw:z-index="0" draw:name="Chart 1" draw:style-name="gr1" draw:text-style-name="P1" svg:width="449.97pt" svg:height="278.22pt" svg:x="87.76pt" svg:y="10.49pt">
              <draw:object draw:notify-on-update-of-ranges="Sheet1.B58:Sheet1.B67 Sheet1.A58:Sheet1.A6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table:formula="of:=([.C58]/3)*25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table:formula="of:=([.C59]/3)*255" office:value-type="float" office:value="127.5" calcext:value-type="float">
            <text:p>127.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2" table:formula="of:=([.C60]/3)*255" office:value-type="float" office:value="161.5" calcext:value-type="float">
            <text:p>161.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1" table:formula="of:=([.C61]/3)*255" office:value-type="float" office:value="191.25" calcext:value-type="float">
            <text:p>191.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1021"/>
        </table:table-row>
        <table:table-row table:style-name="ro1">
          <table:table-cell table:style-name="ce1" table:formula="of:=([.C62]/3)*255" office:value-type="float" office:value="212.5" calcext:value-type="float">
            <text:p>212.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1" table:formula="of:=([.C63]/3)*255" office:value-type="float" office:value="225.25" calcext:value-type="float">
            <text:p>225.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.65" calcext:value-type="float">
            <text:p>2.65</text:p>
          </table:table-cell>
          <table:table-cell table:number-columns-repeated="1021"/>
        </table:table-row>
        <table:table-row table:style-name="ro1">
          <table:table-cell table:style-name="ce1" table:formula="of:=([.C64]/3)*255" office:value-type="float" office:value="238" calcext:value-type="float">
            <text:p>23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table:style-name="ce1" table:formula="of:=([.C65]/3)*255" office:value-type="float" office:value="246.5" calcext:value-type="float">
            <text:p>246.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21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table:formula="of:=([.C67]/3)*255" office:value-type="float" office:value="255" calcext:value-type="float">
            <text:p>25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exponential"/>
      <style:graphic-properties svg:stroke-width="0.053cm"/>
    </style:style>
    <style:style style:name="ch8" style:family="chart">
      <style:text-properties fo:color="#000000" style:text-position="0% 100%" fo:font-family="Arial" style:font-family-asian="Arial" style:font-family-complex="Arial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0.906cm" svg:y="4.36cm" style:legend-expansion="high" chart:style-name="ch2"/>
        <chart:plot-area chart:style-name="ch3" table:cell-range-address="Sheet1.A58:Sheet1.B67" svg:x="0.317cm" svg:y="0.196cm" svg:width="10.272cm" svg:height="9.424cm">
          <chartooo:coordinate-region svg:x="0.974cm" svg:y="0.396cm" svg:width="9.335cm" svg:height="8.72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67" chart:class="chart:scatter">
            <chart:domain table:cell-range-address="Sheet1.A58:Sheet1.A67"/>
            <chart:regression-curve chart:style-name="ch7">
              <chart:equation chart:display-equation="true" chart:display-r-square="false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8:Sheet1.A67</svg:desc>
                </draw:g>
              </table:table-cell>
              <table:table-cell office:value-type="float" office:value="0">
                <text:p>0</text:p>
                <draw:g>
                  <svg:desc>Sheet1.B58:Shee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5">
                <text:p>127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.5">
                <text:p>161.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25">
                <text:p>191.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.5">
                <text:p>212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.25">
                <text:p>225.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8">
                <text:p>2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.5">
                <text:p>246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">
                <text:p>2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